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ba7" officeooo:paragraph-rsid="001e3b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3:08:42.028317249</meta:creation-date>
    <dc:date>2016-08-19T13:09:26.035673295</dc:date>
    <meta:editing-duration>PT44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4.2$Linux_X86_64 LibreOffice_project/10m0$Build-2</meta:generator>
  </office:meta>
</office:document-meta>
</file>